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rain_tfidf_split9_level3.B1];[$evaltrain_tfidf_split8_level3.B1];[$evaltrain_tfidf_split7_level3.B1];[$evaltrain_tfidf_split6_level3.B1];[$evaltrain_tfidf_split5_level3.B1];[$evaltrain_tfidf_split4_level3.B1];[$evaltrain_tfidf_split3_level3.B1];[$evaltrain_tfidf_split2_level3.B1];[$evaltrain_tfidf_split1_level3.B1];[$evaltrain_tfidf_split0_level3.B1])" office:value-type="float" office:value="0.262259742343464" calcext:value-type="float">
            <text:p>0.262259742343464</text:p>
          </table:table-cell>
          <table:table-cell table:formula="of:=STDEV([$evaltrain_tfidf_split9_level3.B1];[$evaltrain_tfidf_split8_level3.B1];[$evaltrain_tfidf_split7_level3.B1];[$evaltrain_tfidf_split6_level3.B1];[$evaltrain_tfidf_split5_level3.B1];[$evaltrain_tfidf_split4_level3.B1];[$evaltrain_tfidf_split3_level3.B1];[$evaltrain_tfidf_split2_level3.B1];[$evaltrain_tfidf_split1_level3.B1];[$evaltrain_tfidf_split0_level3.B1])" office:value-type="float" office:value="0.00433227054524114" calcext:value-type="float">
            <text:p>0.004332270545241</text:p>
          </table:table-cell>
          <table:table-cell table:formula="of:=MAX([$evaltrain_tfidf_split9_level3.B1];[$evaltrain_tfidf_split8_level3.B1];[$evaltrain_tfidf_split7_level3.B1];[$evaltrain_tfidf_split6_level3.B1];[$evaltrain_tfidf_split5_level3.B1];[$evaltrain_tfidf_split4_level3.B1];[$evaltrain_tfidf_split3_level3.B1];[$evaltrain_tfidf_split2_level3.B1];[$evaltrain_tfidf_split1_level3.B1];[$evaltrain_tfidf_split0_level3.B1])" office:value-type="float" office:value="0.268817204301075" calcext:value-type="float">
            <text:p>0.268817204301075</text:p>
          </table:table-cell>
          <table:table-cell table:formula="of:=MIN([$evaltrain_tfidf_split9_level3.B1];[$evaltrain_tfidf_split8_level3.B1];[$evaltrain_tfidf_split7_level3.B1];[$evaltrain_tfidf_split6_level3.B1];[$evaltrain_tfidf_split5_level3.B1];[$evaltrain_tfidf_split4_level3.B1];[$evaltrain_tfidf_split3_level3.B1];[$evaltrain_tfidf_split2_level3.B1];[$evaltrain_tfidf_split1_level3.B1];[$evaltrain_tfidf_split0_level3.B1])" office:value-type="float" office:value="0.256140350877193" calcext:value-type="float">
            <text:p>0.25614035087719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rain_tfidf_split9_level3.B2];[$evaltrain_tfidf_split8_level3.B2];[$evaltrain_tfidf_split7_level3.B2];[$evaltrain_tfidf_split6_level3.B2];[$evaltrain_tfidf_split5_level3.B2];[$evaltrain_tfidf_split4_level3.B2];[$evaltrain_tfidf_split3_level3.B2];[$evaltrain_tfidf_split2_level3.B2];[$evaltrain_tfidf_split1_level3.B2];[$evaltrain_tfidf_split0_level3.B2])" office:value-type="float" office:value="0.746056233652957" calcext:value-type="float">
            <text:p>0.746056233652957</text:p>
          </table:table-cell>
          <table:table-cell table:formula="of:=STDEV([$evaltrain_tfidf_split9_level3.B2];[$evaltrain_tfidf_split8_level3.B2];[$evaltrain_tfidf_split7_level3.B2];[$evaltrain_tfidf_split6_level3.B2];[$evaltrain_tfidf_split5_level3.B2];[$evaltrain_tfidf_split4_level3.B2];[$evaltrain_tfidf_split3_level3.B2];[$evaltrain_tfidf_split2_level3.B2];[$evaltrain_tfidf_split1_level3.B2];[$evaltrain_tfidf_split0_level3.B2])" office:value-type="float" office:value="0.0119517064015551" calcext:value-type="float">
            <text:p>0.011951706401555</text:p>
          </table:table-cell>
          <table:table-cell table:formula="of:=MAX([$evaltrain_tfidf_split9_level3.B2];[$evaltrain_tfidf_split8_level3.B2];[$evaltrain_tfidf_split7_level3.B2];[$evaltrain_tfidf_split6_level3.B2];[$evaltrain_tfidf_split5_level3.B2];[$evaltrain_tfidf_split4_level3.B2];[$evaltrain_tfidf_split3_level3.B2];[$evaltrain_tfidf_split2_level3.B2];[$evaltrain_tfidf_split1_level3.B2];[$evaltrain_tfidf_split0_level3.B2])" office:value-type="float" office:value="0.76790450928382" calcext:value-type="float">
            <text:p>0.76790450928382</text:p>
          </table:table-cell>
          <table:table-cell table:formula="of:=MIN([$evaltrain_tfidf_split9_level3.B2];[$evaltrain_tfidf_split8_level3.B2];[$evaltrain_tfidf_split7_level3.B2];[$evaltrain_tfidf_split6_level3.B2];[$evaltrain_tfidf_split5_level3.B2];[$evaltrain_tfidf_split4_level3.B2];[$evaltrain_tfidf_split3_level3.B2];[$evaltrain_tfidf_split2_level3.B2];[$evaltrain_tfidf_split1_level3.B2];[$evaltrain_tfidf_split0_level3.B2])" office:value-type="float" office:value="0.724122807017544" calcext:value-type="float">
            <text:p>0.72412280701754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rain_tfidf_split9_level3.B3];[$evaltrain_tfidf_split8_level3.B3];[$evaltrain_tfidf_split7_level3.B3];[$evaltrain_tfidf_split6_level3.B3];[$evaltrain_tfidf_split5_level3.B3];[$evaltrain_tfidf_split4_level3.B3];[$evaltrain_tfidf_split3_level3.B3];[$evaltrain_tfidf_split2_level3.B3];[$evaltrain_tfidf_split1_level3.B3];[$evaltrain_tfidf_split0_level3.B3])" office:value-type="float" office:value="0.37380429566495" calcext:value-type="float">
            <text:p>0.37380429566495</text:p>
          </table:table-cell>
          <table:table-cell table:formula="of:=STDEV([$evaltrain_tfidf_split9_level3.B3];[$evaltrain_tfidf_split8_level3.B3];[$evaltrain_tfidf_split7_level3.B3];[$evaltrain_tfidf_split6_level3.B3];[$evaltrain_tfidf_split5_level3.B3];[$evaltrain_tfidf_split4_level3.B3];[$evaltrain_tfidf_split3_level3.B3];[$evaltrain_tfidf_split2_level3.B3];[$evaltrain_tfidf_split1_level3.B3];[$evaltrain_tfidf_split0_level3.B3])" office:value-type="float" office:value="0.00583701470218337" calcext:value-type="float">
            <text:p>0.005837014702183</text:p>
          </table:table-cell>
          <table:table-cell table:formula="of:=MAX([$evaltrain_tfidf_split9_level3.B3];[$evaltrain_tfidf_split8_level3.B3];[$evaltrain_tfidf_split7_level3.B3];[$evaltrain_tfidf_split6_level3.B3];[$evaltrain_tfidf_split5_level3.B3];[$evaltrain_tfidf_split4_level3.B3];[$evaltrain_tfidf_split3_level3.B3];[$evaltrain_tfidf_split2_level3.B3];[$evaltrain_tfidf_split1_level3.B3];[$evaltrain_tfidf_split0_level3.B3])" office:value-type="float" office:value="0.382771251736769" calcext:value-type="float">
            <text:p>0.382771251736769</text:p>
          </table:table-cell>
          <table:table-cell table:formula="of:=MIN([$evaltrain_tfidf_split9_level3.B3];[$evaltrain_tfidf_split8_level3.B3];[$evaltrain_tfidf_split7_level3.B3];[$evaltrain_tfidf_split6_level3.B3];[$evaltrain_tfidf_split5_level3.B3];[$evaltrain_tfidf_split4_level3.B3];[$evaltrain_tfidf_split3_level3.B3];[$evaltrain_tfidf_split2_level3.B3];[$evaltrain_tfidf_split1_level3.B3];[$evaltrain_tfidf_split0_level3.B3])" office:value-type="float" office:value="0.364248120300752" calcext:value-type="float">
            <text:p>0.36424812030075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rain_tfidf_split9_level3.B4];[$evaltrain_tfidf_split8_level3.B4];[$evaltrain_tfidf_split7_level3.B4];[$evaltrain_tfidf_split6_level3.B4];[$evaltrain_tfidf_split5_level3.B4];[$evaltrain_tfidf_split4_level3.B4];[$evaltrain_tfidf_split3_level3.B4];[$evaltrain_tfidf_split2_level3.B4];[$evaltrain_tfidf_split1_level3.B4];[$evaltrain_tfidf_split0_level3.B4])" office:value-type="float" office:value="0.00430973596479661" calcext:value-type="float">
            <text:p>0.004309735964797</text:p>
          </table:table-cell>
          <table:table-cell table:formula="of:=STDEV([$evaltrain_tfidf_split9_level3.B4];[$evaltrain_tfidf_split8_level3.B4];[$evaltrain_tfidf_split7_level3.B4];[$evaltrain_tfidf_split6_level3.B4];[$evaltrain_tfidf_split5_level3.B4];[$evaltrain_tfidf_split4_level3.B4];[$evaltrain_tfidf_split3_level3.B4];[$evaltrain_tfidf_split2_level3.B4];[$evaltrain_tfidf_split1_level3.B4];[$evaltrain_tfidf_split0_level3.B4])" office:value-type="float" office:value="0.000205546118448939" calcext:value-type="float">
            <text:p>0.000205546118449</text:p>
          </table:table-cell>
          <table:table-cell table:formula="of:=MAX([$evaltrain_tfidf_split9_level3.B4];[$evaltrain_tfidf_split8_level3.B4];[$evaltrain_tfidf_split7_level3.B4];[$evaltrain_tfidf_split6_level3.B4];[$evaltrain_tfidf_split5_level3.B4];[$evaltrain_tfidf_split4_level3.B4];[$evaltrain_tfidf_split3_level3.B4];[$evaltrain_tfidf_split2_level3.B4];[$evaltrain_tfidf_split1_level3.B4];[$evaltrain_tfidf_split0_level3.B4])" office:value-type="float" office:value="0.0045545605040819" calcext:value-type="float">
            <text:p>0.004554560504082</text:p>
          </table:table-cell>
          <table:table-cell table:formula="of:=MIN([$evaltrain_tfidf_split9_level3.B4];[$evaltrain_tfidf_split8_level3.B4];[$evaltrain_tfidf_split7_level3.B4];[$evaltrain_tfidf_split6_level3.B4];[$evaltrain_tfidf_split5_level3.B4];[$evaltrain_tfidf_split4_level3.B4];[$evaltrain_tfidf_split3_level3.B4];[$evaltrain_tfidf_split2_level3.B4];[$evaltrain_tfidf_split1_level3.B4];[$evaltrain_tfidf_split0_level3.B4])" office:value-type="float" office:value="0.00378567305026942" calcext:value-type="float">
            <text:p>0.00378567305026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rain_tfidf_split9_level3.B5];[$evaltrain_tfidf_split8_level3.B5];[$evaltrain_tfidf_split7_level3.B5];[$evaltrain_tfidf_split6_level3.B5];[$evaltrain_tfidf_split5_level3.B5];[$evaltrain_tfidf_split4_level3.B5];[$evaltrain_tfidf_split3_level3.B5];[$evaltrain_tfidf_split2_level3.B5];[$evaltrain_tfidf_split1_level3.B5];[$evaltrain_tfidf_split0_level3.B5])" office:value-type="float" office:value="0.00961662881006134" calcext:value-type="float">
            <text:p>0.009616628810061</text:p>
          </table:table-cell>
          <table:table-cell table:formula="of:=STDEV([$evaltrain_tfidf_split9_level3.B5];[$evaltrain_tfidf_split8_level3.B5];[$evaltrain_tfidf_split7_level3.B5];[$evaltrain_tfidf_split6_level3.B5];[$evaltrain_tfidf_split5_level3.B5];[$evaltrain_tfidf_split4_level3.B5];[$evaltrain_tfidf_split3_level3.B5];[$evaltrain_tfidf_split2_level3.B5];[$evaltrain_tfidf_split1_level3.B5];[$evaltrain_tfidf_split0_level3.B5])" office:value-type="float" office:value="0.000272525417047311" calcext:value-type="float">
            <text:p>0.000272525417047</text:p>
          </table:table-cell>
          <table:table-cell table:formula="of:=MAX([$evaltrain_tfidf_split9_level3.B5];[$evaltrain_tfidf_split8_level3.B5];[$evaltrain_tfidf_split7_level3.B5];[$evaltrain_tfidf_split6_level3.B5];[$evaltrain_tfidf_split5_level3.B5];[$evaltrain_tfidf_split4_level3.B5];[$evaltrain_tfidf_split3_level3.B5];[$evaltrain_tfidf_split2_level3.B5];[$evaltrain_tfidf_split1_level3.B5];[$evaltrain_tfidf_split0_level3.B5])" office:value-type="float" office:value="0.00996752916177335" calcext:value-type="float">
            <text:p>0.009967529161773</text:p>
          </table:table-cell>
          <table:table-cell table:formula="of:=MIN([$evaltrain_tfidf_split9_level3.B5];[$evaltrain_tfidf_split8_level3.B5];[$evaltrain_tfidf_split7_level3.B5];[$evaltrain_tfidf_split6_level3.B5];[$evaltrain_tfidf_split5_level3.B5];[$evaltrain_tfidf_split4_level3.B5];[$evaltrain_tfidf_split3_level3.B5];[$evaltrain_tfidf_split2_level3.B5];[$evaltrain_tfidf_split1_level3.B5];[$evaltrain_tfidf_split0_level3.B5])" office:value-type="float" office:value="0.0091673278029398" calcext:value-type="float">
            <text:p>0.0091673278029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rain_tfidf_split9_level3.B6];[$evaltrain_tfidf_split8_level3.B6];[$evaltrain_tfidf_split7_level3.B6];[$evaltrain_tfidf_split6_level3.B6];[$evaltrain_tfidf_split5_level3.B6];[$evaltrain_tfidf_split4_level3.B6];[$evaltrain_tfidf_split3_level3.B6];[$evaltrain_tfidf_split2_level3.B6];[$evaltrain_tfidf_split1_level3.B6];[$evaltrain_tfidf_split0_level3.B6])" office:value-type="float" office:value="0.00538056916090318" calcext:value-type="float">
            <text:p>0.005380569160903</text:p>
          </table:table-cell>
          <table:table-cell table:formula="of:=STDEV([$evaltrain_tfidf_split9_level3.B6];[$evaltrain_tfidf_split8_level3.B6];[$evaltrain_tfidf_split7_level3.B6];[$evaltrain_tfidf_split6_level3.B6];[$evaltrain_tfidf_split5_level3.B6];[$evaltrain_tfidf_split4_level3.B6];[$evaltrain_tfidf_split3_level3.B6];[$evaltrain_tfidf_split2_level3.B6];[$evaltrain_tfidf_split1_level3.B6];[$evaltrain_tfidf_split0_level3.B6])" office:value-type="float" office:value="0.000219491687613527" calcext:value-type="float">
            <text:p>0.000219491687614</text:p>
          </table:table-cell>
          <table:table-cell table:formula="of:=MAX([$evaltrain_tfidf_split9_level3.B6];[$evaltrain_tfidf_split8_level3.B6];[$evaltrain_tfidf_split7_level3.B6];[$evaltrain_tfidf_split6_level3.B6];[$evaltrain_tfidf_split5_level3.B6];[$evaltrain_tfidf_split4_level3.B6];[$evaltrain_tfidf_split3_level3.B6];[$evaltrain_tfidf_split2_level3.B6];[$evaltrain_tfidf_split1_level3.B6];[$evaltrain_tfidf_split0_level3.B6])" office:value-type="float" office:value="0.00568915865175366" calcext:value-type="float">
            <text:p>0.005689158651754</text:p>
          </table:table-cell>
          <table:table-cell table:formula="of:=MIN([$evaltrain_tfidf_split9_level3.B6];[$evaltrain_tfidf_split8_level3.B6];[$evaltrain_tfidf_split7_level3.B6];[$evaltrain_tfidf_split6_level3.B6];[$evaltrain_tfidf_split5_level3.B6];[$evaltrain_tfidf_split4_level3.B6];[$evaltrain_tfidf_split3_level3.B6];[$evaltrain_tfidf_split2_level3.B6];[$evaltrain_tfidf_split1_level3.B6];[$evaltrain_tfidf_split0_level3.B6])" office:value-type="float" office:value="0.00491105417209224" calcext:value-type="float">
            <text:p>0.00491105417209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rain_tfidf_split9_level3.B7];[$evaltrain_tfidf_split8_level3.B7];[$evaltrain_tfidf_split7_level3.B7];[$evaltrain_tfidf_split6_level3.B7];[$evaltrain_tfidf_split5_level3.B7];[$evaltrain_tfidf_split4_level3.B7];[$evaltrain_tfidf_split3_level3.B7];[$evaltrain_tfidf_split2_level3.B7];[$evaltrain_tfidf_split1_level3.B7];[$evaltrain_tfidf_split0_level3.B7])" office:value-type="float" office:value="0.269697454381361" calcext:value-type="float">
            <text:p>0.269697454381361</text:p>
          </table:table-cell>
          <table:table-cell table:formula="of:=STDEV([$evaltrain_tfidf_split9_level3.B7];[$evaltrain_tfidf_split8_level3.B7];[$evaltrain_tfidf_split7_level3.B7];[$evaltrain_tfidf_split6_level3.B7];[$evaltrain_tfidf_split5_level3.B7];[$evaltrain_tfidf_split4_level3.B7];[$evaltrain_tfidf_split3_level3.B7];[$evaltrain_tfidf_split2_level3.B7];[$evaltrain_tfidf_split1_level3.B7];[$evaltrain_tfidf_split0_level3.B7])" office:value-type="float" office:value="0.00440381559677242" calcext:value-type="float">
            <text:p>0.004403815596772</text:p>
          </table:table-cell>
          <table:table-cell table:formula="of:=MAX([$evaltrain_tfidf_split9_level3.B7];[$evaltrain_tfidf_split8_level3.B7];[$evaltrain_tfidf_split7_level3.B7];[$evaltrain_tfidf_split6_level3.B7];[$evaltrain_tfidf_split5_level3.B7];[$evaltrain_tfidf_split4_level3.B7];[$evaltrain_tfidf_split3_level3.B7];[$evaltrain_tfidf_split2_level3.B7];[$evaltrain_tfidf_split1_level3.B7];[$evaltrain_tfidf_split0_level3.B7])" office:value-type="float" office:value="0.276668960770819" calcext:value-type="float">
            <text:p>0.276668960770819</text:p>
          </table:table-cell>
          <table:table-cell table:formula="of:=MIN([$evaltrain_tfidf_split9_level3.B7];[$evaltrain_tfidf_split8_level3.B7];[$evaltrain_tfidf_split7_level3.B7];[$evaltrain_tfidf_split6_level3.B7];[$evaltrain_tfidf_split5_level3.B7];[$evaltrain_tfidf_split4_level3.B7];[$evaltrain_tfidf_split3_level3.B7];[$evaltrain_tfidf_split2_level3.B7];[$evaltrain_tfidf_split1_level3.B7];[$evaltrain_tfidf_split0_level3.B7])" office:value-type="float" office:value="0.264419961114712" calcext:value-type="float">
            <text:p>0.26441996111471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rain_tfidf_split9_level3.B8];[$evaltrain_tfidf_split8_level3.B8];[$evaltrain_tfidf_split7_level3.B8];[$evaltrain_tfidf_split6_level3.B8];[$evaltrain_tfidf_split5_level3.B8];[$evaltrain_tfidf_split4_level3.B8];[$evaltrain_tfidf_split3_level3.B8];[$evaltrain_tfidf_split2_level3.B8];[$evaltrain_tfidf_split1_level3.B8];[$evaltrain_tfidf_split0_level3.B8])" office:value-type="float" office:value="0.780810921608714" calcext:value-type="float">
            <text:p>0.780810921608714</text:p>
          </table:table-cell>
          <table:table-cell table:formula="of:=STDEV([$evaltrain_tfidf_split9_level3.B8];[$evaltrain_tfidf_split8_level3.B8];[$evaltrain_tfidf_split7_level3.B8];[$evaltrain_tfidf_split6_level3.B8];[$evaltrain_tfidf_split5_level3.B8];[$evaltrain_tfidf_split4_level3.B8];[$evaltrain_tfidf_split3_level3.B8];[$evaltrain_tfidf_split2_level3.B8];[$evaltrain_tfidf_split1_level3.B8];[$evaltrain_tfidf_split0_level3.B8])" office:value-type="float" office:value="0.0123288203970961" calcext:value-type="float">
            <text:p>0.012328820397096</text:p>
          </table:table-cell>
          <table:table-cell table:formula="of:=MAX([$evaltrain_tfidf_split9_level3.B8];[$evaltrain_tfidf_split8_level3.B8];[$evaltrain_tfidf_split7_level3.B8];[$evaltrain_tfidf_split6_level3.B8];[$evaltrain_tfidf_split5_level3.B8];[$evaltrain_tfidf_split4_level3.B8];[$evaltrain_tfidf_split3_level3.B8];[$evaltrain_tfidf_split2_level3.B8];[$evaltrain_tfidf_split1_level3.B8];[$evaltrain_tfidf_split0_level3.B8])" office:value-type="float" office:value="0.799204771371769" calcext:value-type="float">
            <text:p>0.799204771371769</text:p>
          </table:table-cell>
          <table:table-cell table:formula="of:=MIN([$evaltrain_tfidf_split9_level3.B8];[$evaltrain_tfidf_split8_level3.B8];[$evaltrain_tfidf_split7_level3.B8];[$evaltrain_tfidf_split6_level3.B8];[$evaltrain_tfidf_split5_level3.B8];[$evaltrain_tfidf_split4_level3.B8];[$evaltrain_tfidf_split3_level3.B8];[$evaltrain_tfidf_split2_level3.B8];[$evaltrain_tfidf_split1_level3.B8];[$evaltrain_tfidf_split0_level3.B8])" office:value-type="float" office:value="0.762616822429907" calcext:value-type="float">
            <text:p>0.76261682242990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rain_tfidf_split9_level3.B9];[$evaltrain_tfidf_split8_level3.B9];[$evaltrain_tfidf_split7_level3.B9];[$evaltrain_tfidf_split6_level3.B9];[$evaltrain_tfidf_split5_level3.B9];[$evaltrain_tfidf_split4_level3.B9];[$evaltrain_tfidf_split3_level3.B9];[$evaltrain_tfidf_split2_level3.B9];[$evaltrain_tfidf_split1_level3.B9];[$evaltrain_tfidf_split0_level3.B9])" office:value-type="float" office:value="0.400911729135019" calcext:value-type="float">
            <text:p>0.400911729135019</text:p>
          </table:table-cell>
          <table:table-cell table:formula="of:=STDEV([$evaltrain_tfidf_split9_level3.B9];[$evaltrain_tfidf_split8_level3.B9];[$evaltrain_tfidf_split7_level3.B9];[$evaltrain_tfidf_split6_level3.B9];[$evaltrain_tfidf_split5_level3.B9];[$evaltrain_tfidf_split4_level3.B9];[$evaltrain_tfidf_split3_level3.B9];[$evaltrain_tfidf_split2_level3.B9];[$evaltrain_tfidf_split1_level3.B9];[$evaltrain_tfidf_split0_level3.B9])" office:value-type="float" office:value="0.00634662882704417" calcext:value-type="float">
            <text:p>0.006346628827044</text:p>
          </table:table-cell>
          <table:table-cell table:formula="of:=MAX([$evaltrain_tfidf_split9_level3.B9];[$evaltrain_tfidf_split8_level3.B9];[$evaltrain_tfidf_split7_level3.B9];[$evaltrain_tfidf_split6_level3.B9];[$evaltrain_tfidf_split5_level3.B9];[$evaltrain_tfidf_split4_level3.B9];[$evaltrain_tfidf_split3_level3.B9];[$evaltrain_tfidf_split2_level3.B9];[$evaltrain_tfidf_split1_level3.B9];[$evaltrain_tfidf_split0_level3.B9])" office:value-type="float" office:value="0.411042944785276" calcext:value-type="float">
            <text:p>0.411042944785276</text:p>
          </table:table-cell>
          <table:table-cell table:formula="of:=MIN([$evaltrain_tfidf_split9_level3.B9];[$evaltrain_tfidf_split8_level3.B9];[$evaltrain_tfidf_split7_level3.B9];[$evaltrain_tfidf_split6_level3.B9];[$evaltrain_tfidf_split5_level3.B9];[$evaltrain_tfidf_split4_level3.B9];[$evaltrain_tfidf_split3_level3.B9];[$evaltrain_tfidf_split2_level3.B9];[$evaltrain_tfidf_split1_level3.B9];[$evaltrain_tfidf_split0_level3.B9])" office:value-type="float" office:value="0.392685274302214" calcext:value-type="float">
            <text:p>0.39268527430221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rain_tfidf_split9_level3.B10];[$evaltrain_tfidf_split8_level3.B10];[$evaltrain_tfidf_split7_level3.B10];[$evaltrain_tfidf_split6_level3.B10];[$evaltrain_tfidf_split5_level3.B10];[$evaltrain_tfidf_split4_level3.B10];[$evaltrain_tfidf_split3_level3.B10];[$evaltrain_tfidf_split2_level3.B10];[$evaltrain_tfidf_split1_level3.B10];[$evaltrain_tfidf_split0_level3.B10])" office:value-type="float" office:value="0.685365562407154" calcext:value-type="float">
            <text:p>0.685365562407154</text:p>
          </table:table-cell>
          <table:table-cell table:formula="of:=STDEV([$evaltrain_tfidf_split9_level3.B10];[$evaltrain_tfidf_split8_level3.B10];[$evaltrain_tfidf_split7_level3.B10];[$evaltrain_tfidf_split6_level3.B10];[$evaltrain_tfidf_split5_level3.B10];[$evaltrain_tfidf_split4_level3.B10];[$evaltrain_tfidf_split3_level3.B10];[$evaltrain_tfidf_split2_level3.B10];[$evaltrain_tfidf_split1_level3.B10];[$evaltrain_tfidf_split0_level3.B10])" office:value-type="float" office:value="0.00901574942954466" calcext:value-type="float">
            <text:p>0.009015749429545</text:p>
          </table:table-cell>
          <table:table-cell table:formula="of:=MAX([$evaltrain_tfidf_split9_level3.B10];[$evaltrain_tfidf_split8_level3.B10];[$evaltrain_tfidf_split7_level3.B10];[$evaltrain_tfidf_split6_level3.B10];[$evaltrain_tfidf_split5_level3.B10];[$evaltrain_tfidf_split4_level3.B10];[$evaltrain_tfidf_split3_level3.B10];[$evaltrain_tfidf_split2_level3.B10];[$evaltrain_tfidf_split1_level3.B10];[$evaltrain_tfidf_split0_level3.B10])" office:value-type="float" office:value="0.695437466925018" calcext:value-type="float">
            <text:p>0.695437466925018</text:p>
          </table:table-cell>
          <table:table-cell table:formula="of:=MIN([$evaltrain_tfidf_split9_level3.B10];[$evaltrain_tfidf_split8_level3.B10];[$evaltrain_tfidf_split7_level3.B10];[$evaltrain_tfidf_split6_level3.B10];[$evaltrain_tfidf_split5_level3.B10];[$evaltrain_tfidf_split4_level3.B10];[$evaltrain_tfidf_split3_level3.B10];[$evaltrain_tfidf_split2_level3.B10];[$evaltrain_tfidf_split1_level3.B10];[$evaltrain_tfidf_split0_level3.B10])"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rain_tfidf_split9_level3.B11];[$evaltrain_tfidf_split8_level3.B11];[$evaltrain_tfidf_split7_level3.B11];[$evaltrain_tfidf_split6_level3.B11];[$evaltrain_tfidf_split5_level3.B11];[$evaltrain_tfidf_split4_level3.B11];[$evaltrain_tfidf_split3_level3.B11];[$evaltrain_tfidf_split2_level3.B11];[$evaltrain_tfidf_split1_level3.B11];[$evaltrain_tfidf_split0_level3.B11])" office:value-type="float" office:value="0.685365562407154" calcext:value-type="float">
            <text:p>0.685365562407154</text:p>
          </table:table-cell>
          <table:table-cell table:formula="of:=STDEV([$evaltrain_tfidf_split9_level3.B11];[$evaltrain_tfidf_split8_level3.B11];[$evaltrain_tfidf_split7_level3.B11];[$evaltrain_tfidf_split6_level3.B11];[$evaltrain_tfidf_split5_level3.B11];[$evaltrain_tfidf_split4_level3.B11];[$evaltrain_tfidf_split3_level3.B11];[$evaltrain_tfidf_split2_level3.B11];[$evaltrain_tfidf_split1_level3.B11];[$evaltrain_tfidf_split0_level3.B11])" office:value-type="float" office:value="0.00901574942954466" calcext:value-type="float">
            <text:p>0.009015749429545</text:p>
          </table:table-cell>
          <table:table-cell table:formula="of:=MAX([$evaltrain_tfidf_split9_level3.B11];[$evaltrain_tfidf_split8_level3.B11];[$evaltrain_tfidf_split7_level3.B11];[$evaltrain_tfidf_split6_level3.B11];[$evaltrain_tfidf_split5_level3.B11];[$evaltrain_tfidf_split4_level3.B11];[$evaltrain_tfidf_split3_level3.B11];[$evaltrain_tfidf_split2_level3.B11];[$evaltrain_tfidf_split1_level3.B11];[$evaltrain_tfidf_split0_level3.B11])" office:value-type="float" office:value="0.695437466925018" calcext:value-type="float">
            <text:p>0.695437466925018</text:p>
          </table:table-cell>
          <table:table-cell table:formula="of:=MIN([$evaltrain_tfidf_split9_level3.B11];[$evaltrain_tfidf_split8_level3.B11];[$evaltrain_tfidf_split7_level3.B11];[$evaltrain_tfidf_split6_level3.B11];[$evaltrain_tfidf_split5_level3.B11];[$evaltrain_tfidf_split4_level3.B11];[$evaltrain_tfidf_split3_level3.B11];[$evaltrain_tfidf_split2_level3.B11];[$evaltrain_tfidf_split1_level3.B11];[$evaltrain_tfidf_split0_level3.B11])"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rain_tfidf_split9_level3.B12];[$evaltrain_tfidf_split8_level3.B12];[$evaltrain_tfidf_split7_level3.B12];[$evaltrain_tfidf_split6_level3.B12];[$evaltrain_tfidf_split5_level3.B12];[$evaltrain_tfidf_split4_level3.B12];[$evaltrain_tfidf_split3_level3.B12];[$evaltrain_tfidf_split2_level3.B12];[$evaltrain_tfidf_split1_level3.B12];[$evaltrain_tfidf_split0_level3.B12])" office:value-type="float" office:value="0.685365562407154" calcext:value-type="float">
            <text:p>0.685365562407154</text:p>
          </table:table-cell>
          <table:table-cell table:formula="of:=STDEV([$evaltrain_tfidf_split9_level3.B12];[$evaltrain_tfidf_split8_level3.B12];[$evaltrain_tfidf_split7_level3.B12];[$evaltrain_tfidf_split6_level3.B12];[$evaltrain_tfidf_split5_level3.B12];[$evaltrain_tfidf_split4_level3.B12];[$evaltrain_tfidf_split3_level3.B12];[$evaltrain_tfidf_split2_level3.B12];[$evaltrain_tfidf_split1_level3.B12];[$evaltrain_tfidf_split0_level3.B12])" office:value-type="float" office:value="0.00901574942954466" calcext:value-type="float">
            <text:p>0.009015749429545</text:p>
          </table:table-cell>
          <table:table-cell table:formula="of:=MAX([$evaltrain_tfidf_split9_level3.B12];[$evaltrain_tfidf_split8_level3.B12];[$evaltrain_tfidf_split7_level3.B12];[$evaltrain_tfidf_split6_level3.B12];[$evaltrain_tfidf_split5_level3.B12];[$evaltrain_tfidf_split4_level3.B12];[$evaltrain_tfidf_split3_level3.B12];[$evaltrain_tfidf_split2_level3.B12];[$evaltrain_tfidf_split1_level3.B12];[$evaltrain_tfidf_split0_level3.B12])" office:value-type="float" office:value="0.695437466925018" calcext:value-type="float">
            <text:p>0.695437466925018</text:p>
          </table:table-cell>
          <table:table-cell table:formula="of:=MIN([$evaltrain_tfidf_split9_level3.B12];[$evaltrain_tfidf_split8_level3.B12];[$evaltrain_tfidf_split7_level3.B12];[$evaltrain_tfidf_split6_level3.B12];[$evaltrain_tfidf_split5_level3.B12];[$evaltrain_tfidf_split4_level3.B12];[$evaltrain_tfidf_split3_level3.B12];[$evaltrain_tfidf_split2_level3.B12];[$evaltrain_tfidf_split1_level3.B12];[$evaltrain_tfidf_split0_level3.B12])"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rain_tfidf_split9_level3.B13];[$evaltrain_tfidf_split8_level3.B13];[$evaltrain_tfidf_split7_level3.B13];[$evaltrain_tfidf_split6_level3.B13];[$evaltrain_tfidf_split5_level3.B13];[$evaltrain_tfidf_split4_level3.B13];[$evaltrain_tfidf_split3_level3.B13];[$evaltrain_tfidf_split2_level3.B13];[$evaltrain_tfidf_split1_level3.B13];[$evaltrain_tfidf_split0_level3.B13])" office:value-type="float" office:value="0.535876059985461" calcext:value-type="float">
            <text:p>0.535876059985461</text:p>
          </table:table-cell>
          <table:table-cell table:formula="of:=STDEV([$evaltrain_tfidf_split9_level3.B13];[$evaltrain_tfidf_split8_level3.B13];[$evaltrain_tfidf_split7_level3.B13];[$evaltrain_tfidf_split6_level3.B13];[$evaltrain_tfidf_split5_level3.B13];[$evaltrain_tfidf_split4_level3.B13];[$evaltrain_tfidf_split3_level3.B13];[$evaltrain_tfidf_split2_level3.B13];[$evaltrain_tfidf_split1_level3.B13];[$evaltrain_tfidf_split0_level3.B13])" office:value-type="float" office:value="0.0205539388684203" calcext:value-type="float">
            <text:p>0.02055393886842</text:p>
          </table:table-cell>
          <table:table-cell table:formula="of:=MAX([$evaltrain_tfidf_split9_level3.B13];[$evaltrain_tfidf_split8_level3.B13];[$evaltrain_tfidf_split7_level3.B13];[$evaltrain_tfidf_split6_level3.B13];[$evaltrain_tfidf_split5_level3.B13];[$evaltrain_tfidf_split4_level3.B13];[$evaltrain_tfidf_split3_level3.B13];[$evaltrain_tfidf_split2_level3.B13];[$evaltrain_tfidf_split1_level3.B13];[$evaltrain_tfidf_split0_level3.B13])" office:value-type="float" office:value="0.566750629722922" calcext:value-type="float">
            <text:p>0.566750629722922</text:p>
          </table:table-cell>
          <table:table-cell table:formula="of:=MIN([$evaltrain_tfidf_split9_level3.B13];[$evaltrain_tfidf_split8_level3.B13];[$evaltrain_tfidf_split7_level3.B13];[$evaltrain_tfidf_split6_level3.B13];[$evaltrain_tfidf_split5_level3.B13];[$evaltrain_tfidf_split4_level3.B13];[$evaltrain_tfidf_split3_level3.B13];[$evaltrain_tfidf_split2_level3.B13];[$evaltrain_tfidf_split1_level3.B13];[$evaltrain_tfidf_split0_level3.B13])" office:value-type="float" office:value="0.497448979591837" calcext:value-type="float">
            <text:p>0.49744897959183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rain_tfidf_split9_level3.B14];[$evaltrain_tfidf_split8_level3.B14];[$evaltrain_tfidf_split7_level3.B14];[$evaltrain_tfidf_split6_level3.B14];[$evaltrain_tfidf_split5_level3.B14];[$evaltrain_tfidf_split4_level3.B14];[$evaltrain_tfidf_split3_level3.B14];[$evaltrain_tfidf_split2_level3.B14];[$evaltrain_tfidf_split1_level3.B14];[$evaltrain_tfidf_split0_level3.B14])" office:value-type="float" office:value="0.314883709867025" calcext:value-type="float">
            <text:p>0.314883709867025</text:p>
          </table:table-cell>
          <table:table-cell table:formula="of:=STDEV([$evaltrain_tfidf_split9_level3.B14];[$evaltrain_tfidf_split8_level3.B14];[$evaltrain_tfidf_split7_level3.B14];[$evaltrain_tfidf_split6_level3.B14];[$evaltrain_tfidf_split5_level3.B14];[$evaltrain_tfidf_split4_level3.B14];[$evaltrain_tfidf_split3_level3.B14];[$evaltrain_tfidf_split2_level3.B14];[$evaltrain_tfidf_split1_level3.B14];[$evaltrain_tfidf_split0_level3.B14])" office:value-type="float" office:value="0.004929424427992" calcext:value-type="float">
            <text:p>0.004929424427992</text:p>
          </table:table-cell>
          <table:table-cell table:formula="of:=MAX([$evaltrain_tfidf_split9_level3.B14];[$evaltrain_tfidf_split8_level3.B14];[$evaltrain_tfidf_split7_level3.B14];[$evaltrain_tfidf_split6_level3.B14];[$evaltrain_tfidf_split5_level3.B14];[$evaltrain_tfidf_split4_level3.B14];[$evaltrain_tfidf_split3_level3.B14];[$evaltrain_tfidf_split2_level3.B14];[$evaltrain_tfidf_split1_level3.B14];[$evaltrain_tfidf_split0_level3.B14])" office:value-type="float" office:value="0.320876288659794" calcext:value-type="float">
            <text:p>0.320876288659794</text:p>
          </table:table-cell>
          <table:table-cell table:formula="of:=MIN([$evaltrain_tfidf_split9_level3.B14];[$evaltrain_tfidf_split8_level3.B14];[$evaltrain_tfidf_split7_level3.B14];[$evaltrain_tfidf_split6_level3.B14];[$evaltrain_tfidf_split5_level3.B14];[$evaltrain_tfidf_split4_level3.B14];[$evaltrain_tfidf_split3_level3.B14];[$evaltrain_tfidf_split2_level3.B14];[$evaltrain_tfidf_split1_level3.B14];[$evaltrain_tfidf_split0_level3.B14])" office:value-type="float" office:value="0.30688497061293" calcext:value-type="float">
            <text:p>0.3068849706129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rain_tfidf_split9_level3.B15];[$evaltrain_tfidf_split8_level3.B15];[$evaltrain_tfidf_split7_level3.B15];[$evaltrain_tfidf_split6_level3.B15];[$evaltrain_tfidf_split5_level3.B15];[$evaltrain_tfidf_split4_level3.B15];[$evaltrain_tfidf_split3_level3.B15];[$evaltrain_tfidf_split2_level3.B15];[$evaltrain_tfidf_split1_level3.B15];[$evaltrain_tfidf_split0_level3.B15])" office:value-type="float" office:value="0.262259742343464" calcext:value-type="float">
            <text:p>0.262259742343464</text:p>
          </table:table-cell>
          <table:table-cell table:formula="of:=STDEV([$evaltrain_tfidf_split9_level3.B15];[$evaltrain_tfidf_split8_level3.B15];[$evaltrain_tfidf_split7_level3.B15];[$evaltrain_tfidf_split6_level3.B15];[$evaltrain_tfidf_split5_level3.B15];[$evaltrain_tfidf_split4_level3.B15];[$evaltrain_tfidf_split3_level3.B15];[$evaltrain_tfidf_split2_level3.B15];[$evaltrain_tfidf_split1_level3.B15];[$evaltrain_tfidf_split0_level3.B15])" office:value-type="float" office:value="0.00433227054524113" calcext:value-type="float">
            <text:p>0.004332270545241</text:p>
          </table:table-cell>
          <table:table-cell table:formula="of:=MAX([$evaltrain_tfidf_split9_level3.B15];[$evaltrain_tfidf_split8_level3.B15];[$evaltrain_tfidf_split7_level3.B15];[$evaltrain_tfidf_split6_level3.B15];[$evaltrain_tfidf_split5_level3.B15];[$evaltrain_tfidf_split4_level3.B15];[$evaltrain_tfidf_split3_level3.B15];[$evaltrain_tfidf_split2_level3.B15];[$evaltrain_tfidf_split1_level3.B15];[$evaltrain_tfidf_split0_level3.B15])" office:value-type="float" office:value="0.268817204301075" calcext:value-type="float">
            <text:p>0.268817204301075</text:p>
          </table:table-cell>
          <table:table-cell table:formula="of:=MIN([$evaltrain_tfidf_split9_level3.B15];[$evaltrain_tfidf_split8_level3.B15];[$evaltrain_tfidf_split7_level3.B15];[$evaltrain_tfidf_split6_level3.B15];[$evaltrain_tfidf_split5_level3.B15];[$evaltrain_tfidf_split4_level3.B15];[$evaltrain_tfidf_split3_level3.B15];[$evaltrain_tfidf_split2_level3.B15];[$evaltrain_tfidf_split1_level3.B15];[$evaltrain_tfidf_split0_level3.B15])" office:value-type="float" office:value="0.256140350877193" calcext:value-type="float">
            <text:p>0.25614035087719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rain_tfidf_split9_level3.B16];[$evaltrain_tfidf_split8_level3.B16];[$evaltrain_tfidf_split7_level3.B16];[$evaltrain_tfidf_split6_level3.B16];[$evaltrain_tfidf_split5_level3.B16];[$evaltrain_tfidf_split4_level3.B16];[$evaltrain_tfidf_split3_level3.B16];[$evaltrain_tfidf_split2_level3.B16];[$evaltrain_tfidf_split1_level3.B16];[$evaltrain_tfidf_split0_level3.B16])" office:value-type="float" office:value="0.636424964037373" calcext:value-type="float">
            <text:p>0.636424964037373</text:p>
          </table:table-cell>
          <table:table-cell table:formula="of:=STDEV([$evaltrain_tfidf_split9_level3.B16];[$evaltrain_tfidf_split8_level3.B16];[$evaltrain_tfidf_split7_level3.B16];[$evaltrain_tfidf_split6_level3.B16];[$evaltrain_tfidf_split5_level3.B16];[$evaltrain_tfidf_split4_level3.B16];[$evaltrain_tfidf_split3_level3.B16];[$evaltrain_tfidf_split2_level3.B16];[$evaltrain_tfidf_split1_level3.B16];[$evaltrain_tfidf_split0_level3.B16])" office:value-type="float" office:value="0.0100178622408017" calcext:value-type="float">
            <text:p>0.010017862240802</text:p>
          </table:table-cell>
          <table:table-cell table:formula="of:=MAX([$evaltrain_tfidf_split9_level3.B16];[$evaltrain_tfidf_split8_level3.B16];[$evaltrain_tfidf_split7_level3.B16];[$evaltrain_tfidf_split6_level3.B16];[$evaltrain_tfidf_split5_level3.B16];[$evaltrain_tfidf_split4_level3.B16];[$evaltrain_tfidf_split3_level3.B16];[$evaltrain_tfidf_split2_level3.B16];[$evaltrain_tfidf_split1_level3.B16];[$evaltrain_tfidf_split0_level3.B16])" office:value-type="float" office:value="0.65089918566205" calcext:value-type="float">
            <text:p>0.65089918566205</text:p>
          </table:table-cell>
          <table:table-cell table:formula="of:=MIN([$evaltrain_tfidf_split9_level3.B16];[$evaltrain_tfidf_split8_level3.B16];[$evaltrain_tfidf_split7_level3.B16];[$evaltrain_tfidf_split6_level3.B16];[$evaltrain_tfidf_split5_level3.B16];[$evaltrain_tfidf_split4_level3.B16];[$evaltrain_tfidf_split3_level3.B16];[$evaltrain_tfidf_split2_level3.B16];[$evaltrain_tfidf_split1_level3.B16];[$evaltrain_tfidf_split0_level3.B16])" office:value-type="float" office:value="0.615354147481409" calcext:value-type="float">
            <text:p>0.61535414748140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rain_tfidf_split9_level3.B17];[$evaltrain_tfidf_split8_level3.B17];[$evaltrain_tfidf_split7_level3.B17];[$evaltrain_tfidf_split6_level3.B17];[$evaltrain_tfidf_split5_level3.B17];[$evaltrain_tfidf_split4_level3.B17];[$evaltrain_tfidf_split3_level3.B17];[$evaltrain_tfidf_split2_level3.B17];[$evaltrain_tfidf_split1_level3.B17];[$evaltrain_tfidf_split0_level3.B17])" office:value-type="float" office:value="403.3" calcext:value-type="float">
            <text:p>403.3</text:p>
          </table:table-cell>
          <table:table-cell table:formula="of:=STDEV([$evaltrain_tfidf_split9_level3.B17];[$evaltrain_tfidf_split8_level3.B17];[$evaltrain_tfidf_split7_level3.B17];[$evaltrain_tfidf_split6_level3.B17];[$evaltrain_tfidf_split5_level3.B17];[$evaltrain_tfidf_split4_level3.B17];[$evaltrain_tfidf_split3_level3.B17];[$evaltrain_tfidf_split2_level3.B17];[$evaltrain_tfidf_split1_level3.B17];[$evaltrain_tfidf_split0_level3.B17])" office:value-type="float" office:value="7.19644974198312" calcext:value-type="float">
            <text:p>7.19644974198312</text:p>
          </table:table-cell>
          <table:table-cell table:formula="of:=MAX([$evaltrain_tfidf_split9_level3.B17];[$evaltrain_tfidf_split8_level3.B17];[$evaltrain_tfidf_split7_level3.B17];[$evaltrain_tfidf_split6_level3.B17];[$evaltrain_tfidf_split5_level3.B17];[$evaltrain_tfidf_split4_level3.B17];[$evaltrain_tfidf_split3_level3.B17];[$evaltrain_tfidf_split2_level3.B17];[$evaltrain_tfidf_split1_level3.B17];[$evaltrain_tfidf_split0_level3.B17])" office:value-type="float" office:value="413" calcext:value-type="float">
            <text:p>413</text:p>
          </table:table-cell>
          <table:table-cell table:formula="of:=MIN([$evaltrain_tfidf_split9_level3.B17];[$evaltrain_tfidf_split8_level3.B17];[$evaltrain_tfidf_split7_level3.B17];[$evaltrain_tfidf_split6_level3.B17];[$evaltrain_tfidf_split5_level3.B17];[$evaltrain_tfidf_split4_level3.B17];[$evaltrain_tfidf_split3_level3.B17];[$evaltrain_tfidf_split2_level3.B17];[$evaltrain_tfidf_split1_level3.B17];[$evaltrain_tfidf_split0_level3.B17]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rain_tfidf_split9_level3.B18];[$evaltrain_tfidf_split8_level3.B18];[$evaltrain_tfidf_split7_level3.B18];[$evaltrain_tfidf_split6_level3.B18];[$evaltrain_tfidf_split5_level3.B18];[$evaltrain_tfidf_split4_level3.B18];[$evaltrain_tfidf_split3_level3.B18];[$evaltrain_tfidf_split2_level3.B18];[$evaltrain_tfidf_split1_level3.B18];[$evaltrain_tfidf_split0_level3.B18])" office:value-type="float" office:value="1092.4" calcext:value-type="float">
            <text:p>1092.4</text:p>
          </table:table-cell>
          <table:table-cell table:formula="of:=STDEV([$evaltrain_tfidf_split9_level3.B18];[$evaltrain_tfidf_split8_level3.B18];[$evaltrain_tfidf_split7_level3.B18];[$evaltrain_tfidf_split6_level3.B18];[$evaltrain_tfidf_split5_level3.B18];[$evaltrain_tfidf_split4_level3.B18];[$evaltrain_tfidf_split3_level3.B18];[$evaltrain_tfidf_split2_level3.B18];[$evaltrain_tfidf_split1_level3.B18];[$evaltrain_tfidf_split0_level3.B18])" office:value-type="float" office:value="29.6655430498827" calcext:value-type="float">
            <text:p>29.6655430498827</text:p>
          </table:table-cell>
          <table:table-cell table:formula="of:=MAX([$evaltrain_tfidf_split9_level3.B18];[$evaltrain_tfidf_split8_level3.B18];[$evaltrain_tfidf_split7_level3.B18];[$evaltrain_tfidf_split6_level3.B18];[$evaltrain_tfidf_split5_level3.B18];[$evaltrain_tfidf_split4_level3.B18];[$evaltrain_tfidf_split3_level3.B18];[$evaltrain_tfidf_split2_level3.B18];[$evaltrain_tfidf_split1_level3.B18];[$evaltrain_tfidf_split0_level3.B18])" office:value-type="float" office:value="1135" calcext:value-type="float">
            <text:p>1135</text:p>
          </table:table-cell>
          <table:table-cell table:formula="of:=MIN([$evaltrain_tfidf_split9_level3.B18];[$evaltrain_tfidf_split8_level3.B18];[$evaltrain_tfidf_split7_level3.B18];[$evaltrain_tfidf_split6_level3.B18];[$evaltrain_tfidf_split5_level3.B18];[$evaltrain_tfidf_split4_level3.B18];[$evaltrain_tfidf_split3_level3.B18];[$evaltrain_tfidf_split2_level3.B18];[$evaltrain_tfidf_split1_level3.B18];[$evaltrain_tfidf_split0_level3.B18])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rain_tfidf_split9_level3.B19];[$evaltrain_tfidf_split8_level3.B19];[$evaltrain_tfidf_split7_level3.B19];[$evaltrain_tfidf_split6_level3.B19];[$evaltrain_tfidf_split5_level3.B19];[$evaltrain_tfidf_split4_level3.B19];[$evaltrain_tfidf_split3_level3.B19];[$evaltrain_tfidf_split2_level3.B19];[$evaltrain_tfidf_split1_level3.B19];[$evaltrain_tfidf_split0_level3.B19])" office:value-type="float" office:value="113.3" calcext:value-type="float">
            <text:p>113.3</text:p>
          </table:table-cell>
          <table:table-cell table:formula="of:=STDEV([$evaltrain_tfidf_split9_level3.B19];[$evaltrain_tfidf_split8_level3.B19];[$evaltrain_tfidf_split7_level3.B19];[$evaltrain_tfidf_split6_level3.B19];[$evaltrain_tfidf_split5_level3.B19];[$evaltrain_tfidf_split4_level3.B19];[$evaltrain_tfidf_split3_level3.B19];[$evaltrain_tfidf_split2_level3.B19];[$evaltrain_tfidf_split1_level3.B19];[$evaltrain_tfidf_split0_level3.B19])" office:value-type="float" office:value="7.95892231677408" calcext:value-type="float">
            <text:p>7.95892231677408</text:p>
          </table:table-cell>
          <table:table-cell table:formula="of:=MAX([$evaltrain_tfidf_split9_level3.B19];[$evaltrain_tfidf_split8_level3.B19];[$evaltrain_tfidf_split7_level3.B19];[$evaltrain_tfidf_split6_level3.B19];[$evaltrain_tfidf_split5_level3.B19];[$evaltrain_tfidf_split4_level3.B19];[$evaltrain_tfidf_split3_level3.B19];[$evaltrain_tfidf_split2_level3.B19];[$evaltrain_tfidf_split1_level3.B19];[$evaltrain_tfidf_split0_level3.B19])" office:value-type="float" office:value="127" calcext:value-type="float">
            <text:p>127</text:p>
          </table:table-cell>
          <table:table-cell table:formula="of:=MIN([$evaltrain_tfidf_split9_level3.B19];[$evaltrain_tfidf_split8_level3.B19];[$evaltrain_tfidf_split7_level3.B19];[$evaltrain_tfidf_split6_level3.B19];[$evaltrain_tfidf_split5_level3.B19];[$evaltrain_tfidf_split4_level3.B19];[$evaltrain_tfidf_split3_level3.B19];[$evaltrain_tfidf_split2_level3.B19];[$evaltrain_tfidf_split1_level3.B19];[$evaltrain_tfidf_split0_level3.B19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rain_tfidf_split9_level3.B20];[$evaltrain_tfidf_split8_level3.B20];[$evaltrain_tfidf_split7_level3.B20];[$evaltrain_tfidf_split6_level3.B20];[$evaltrain_tfidf_split5_level3.B20];[$evaltrain_tfidf_split4_level3.B20];[$evaltrain_tfidf_split3_level3.B20];[$evaltrain_tfidf_split2_level3.B20];[$evaltrain_tfidf_split1_level3.B20];[$evaltrain_tfidf_split0_level3.B20])" office:value-type="float" office:value="386.1" calcext:value-type="float">
            <text:p>386.1</text:p>
          </table:table-cell>
          <table:table-cell table:formula="of:=STDEV([$evaltrain_tfidf_split9_level3.B20];[$evaltrain_tfidf_split8_level3.B20];[$evaltrain_tfidf_split7_level3.B20];[$evaltrain_tfidf_split6_level3.B20];[$evaltrain_tfidf_split5_level3.B20];[$evaltrain_tfidf_split4_level3.B20];[$evaltrain_tfidf_split3_level3.B20];[$evaltrain_tfidf_split2_level3.B20];[$evaltrain_tfidf_split1_level3.B20];[$evaltrain_tfidf_split0_level3.B20])" office:value-type="float" office:value="7.83794190673376" calcext:value-type="float">
            <text:p>7.83794190673376</text:p>
          </table:table-cell>
          <table:table-cell table:formula="of:=MAX([$evaltrain_tfidf_split9_level3.B20];[$evaltrain_tfidf_split8_level3.B20];[$evaltrain_tfidf_split7_level3.B20];[$evaltrain_tfidf_split6_level3.B20];[$evaltrain_tfidf_split5_level3.B20];[$evaltrain_tfidf_split4_level3.B20];[$evaltrain_tfidf_split3_level3.B20];[$evaltrain_tfidf_split2_level3.B20];[$evaltrain_tfidf_split1_level3.B20];[$evaltrain_tfidf_split0_level3.B20])" office:value-type="float" office:value="397" calcext:value-type="float">
            <text:p>397</text:p>
          </table:table-cell>
          <table:table-cell table:formula="of:=MIN([$evaltrain_tfidf_split9_level3.B20];[$evaltrain_tfidf_split8_level3.B20];[$evaltrain_tfidf_split7_level3.B20];[$evaltrain_tfidf_split6_level3.B20];[$evaltrain_tfidf_split5_level3.B20];[$evaltrain_tfidf_split4_level3.B20];[$evaltrain_tfidf_split3_level3.B20];[$evaltrain_tfidf_split2_level3.B20];[$evaltrain_tfidf_split1_level3.B20];[$evaltrain_tfidf_split0_level3.B20])" office:value-type="float" office:value="372" calcext:value-type="float">
            <text:p>372</text:p>
          </table:table-cell>
        </table:table-row>
      </table:table>
      <table:table table:name="evaltrain_tfidf_split0_level3" table:style-name="ta1">
        <table:table-source xlink:type="simple" xlink:href="../evaltrain_tfidf_split0_level3.out" table:table-name="evaltrain_tfidf_split0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1904761904762" calcext:value-type="float">
            <text:p>0.26190476190476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42772108843537" calcext:value-type="float">
            <text:p>0.74277210884353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2825558794947" calcext:value-type="float">
            <text:p>0.37282555879494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42441956064627" calcext:value-type="float">
            <text:p>0.00442441956064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68959130240301" calcext:value-type="float">
            <text:p>0.00968959130240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45806507594651" calcext:value-type="float">
            <text:p>0.00545806507594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7798824297845" calcext:value-type="float">
            <text:p>0.26779882429784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72128060263653" calcext:value-type="float">
            <text:p>0.77212806026365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97672162948594" calcext:value-type="float">
            <text:p>0.39767216294859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68289840193688" calcext:value-type="float">
            <text:p>0.66828984019368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97448979591837" calcext:value-type="float">
            <text:p>0.49744897959183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3775510204082" calcext:value-type="float">
            <text:p>0.3137755102040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1904761904762" calcext:value-type="float">
            <text:p>0.26190476190476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15354147481409" calcext:value-type="float">
            <text:p>0.61535414748140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1_level3" table:style-name="ta1">
        <table:table-source xlink:type="simple" xlink:href="../evaltrain_tfidf_split1_level3.out" table:table-name="evaltrain_tfidf_split1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8817204301075" calcext:value-type="float">
            <text:p>0.2688172043010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47311827956989" calcext:value-type="float">
            <text:p>0.74731182795698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0043522785458" calcext:value-type="float">
            <text:p>0.38004352278545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28560640830274" calcext:value-type="float">
            <text:p>0.00428560640830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76476177922533" calcext:value-type="float">
            <text:p>0.00976476177922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37437507844405" calcext:value-type="float">
            <text:p>0.00537437507844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75574112734864" calcext:value-type="float">
            <text:p>0.27557411273486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8037094281298" calcext:value-type="float">
            <text:p>0.40803709428129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93007110558989" calcext:value-type="float">
            <text:p>0.69300711055898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93007110558989" calcext:value-type="float">
            <text:p>0.69300711055898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93007110558989" calcext:value-type="float">
            <text:p>0.69300711055898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56451612903226" calcext:value-type="float">
            <text:p>0.55645161290322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8817204301075" calcext:value-type="float">
            <text:p>0.2688172043010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45991806357703" calcext:value-type="float">
            <text:p>0.64599180635770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evaltrain_tfidf_split2_level3" table:style-name="ta1">
        <table:table-source xlink:type="simple" xlink:href="../evaltrain_tfidf_split2_level3.out" table:table-name="evaltrain_tfidf_split2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7517182130584" calcext:value-type="float">
            <text:p>0.25751718213058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40549828178694" calcext:value-type="float">
            <text:p>0.74054982817869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8838978890525" calcext:value-type="float">
            <text:p>0.36883897889052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42033751797264" calcext:value-type="float">
            <text:p>0.00442033751797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67751963356732" calcext:value-type="float">
            <text:p>0.00967751963356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52215251273848" calcext:value-type="float">
            <text:p>0.00552215251273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5333333333333" calcext:value-type="float">
            <text:p>0.26533333333333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75828460038986" calcext:value-type="float">
            <text:p>0.77582846003898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95429706905117" calcext:value-type="float">
            <text:p>0.39542970690511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95437466925018" calcext:value-type="float">
            <text:p>0.69543746692501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95437466925018" calcext:value-type="float">
            <text:p>0.69543746692501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95437466925018" calcext:value-type="float">
            <text:p>0.69543746692501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4639175257732" calcext:value-type="float">
            <text:p>0.5463917525773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20876288659794" calcext:value-type="float">
            <text:p>0.32087628865979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7517182130584" calcext:value-type="float">
            <text:p>0.25751718213058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5089918566205" calcext:value-type="float">
            <text:p>0.6508991856620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evaltrain_tfidf_split3_level3" table:style-name="ta1">
        <table:table-source xlink:type="simple" xlink:href="../evaltrain_tfidf_split3_level3.out" table:table-name="evaltrain_tfidf_split3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5230635335074" calcext:value-type="float">
            <text:p>0.26523063533507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52828546562228" calcext:value-type="float">
            <text:p>0.75282854656222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7819221683451" calcext:value-type="float">
            <text:p>0.37781922168345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78567305026942" calcext:value-type="float">
            <text:p>0.00378567305026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31669769152249" calcext:value-type="float">
            <text:p>0.00931669769152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91105417209224" calcext:value-type="float">
            <text:p>0.00491105417209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73095077545516" calcext:value-type="float">
            <text:p>0.27309507754551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92563600782779" calcext:value-type="float">
            <text:p>0.79256360078277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6218655967904" calcext:value-type="float">
            <text:p>0.40621865596790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87072117159898" calcext:value-type="float">
            <text:p>0.68707211715989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87072117159898" calcext:value-type="float">
            <text:p>0.68707211715989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87072117159898" calcext:value-type="float">
            <text:p>0.68707211715989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16971279373368" calcext:value-type="float">
            <text:p>0.51697127937336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940818102698" calcext:value-type="float">
            <text:p>0.3194081810269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5230635335074" calcext:value-type="float">
            <text:p>0.26523063533507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5449881740087" calcext:value-type="float">
            <text:p>0.63544988174008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</table:table-row>
      </table:table>
      <table:table table:name="evaltrain_tfidf_split4_level3" table:style-name="ta1">
        <table:table-source xlink:type="simple" xlink:href="../evaltrain_tfidf_split4_level3.out" table:table-name="evaltrain_tfidf_split4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7683465959328" calcext:value-type="float">
            <text:p>0.26768346595932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6790450928382" calcext:value-type="float">
            <text:p>0.7679045092838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2771251736769" calcext:value-type="float">
            <text:p>0.38277125173676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27556868286334" calcext:value-type="float">
            <text:p>0.00427556868286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24944909077476" calcext:value-type="float">
            <text:p>0.00924944909077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31455475126372" calcext:value-type="float">
            <text:p>0.00531455475126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76668960770819" calcext:value-type="float">
            <text:p>0.27666896077081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99204771371769" calcext:value-type="float">
            <text:p>0.79920477137176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11042944785276" calcext:value-type="float">
            <text:p>0.41104294478527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91378413864025" calcext:value-type="float">
            <text:p>0.69137841386402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91378413864025" calcext:value-type="float">
            <text:p>0.69137841386402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91378413864025" calcext:value-type="float">
            <text:p>0.69137841386402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3315649867374" calcext:value-type="float">
            <text:p>0.5331564986737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078691423519" calcext:value-type="float">
            <text:p>0.3107869142351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7683465959328" calcext:value-type="float">
            <text:p>0.26768346595932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8924603312497" calcext:value-type="float">
            <text:p>0.63892460331249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</table:table-row>
      </table:table>
      <table:table table:name="evaltrain_tfidf_split5_level3" table:style-name="ta1">
        <table:table-source xlink:type="simple" xlink:href="../evaltrain_tfidf_split5_level3.out" table:table-name="evaltrain_tfidf_split5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0656436487639" calcext:value-type="float">
            <text:p>0.26065643648763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43393009377664" calcext:value-type="float">
            <text:p>0.74339300937766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1562538058702" calcext:value-type="float">
            <text:p>0.37156253805870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5545605040819" calcext:value-type="float">
            <text:p>0.00455456050408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83595872739231" calcext:value-type="float">
            <text:p>0.00983595872739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68915865175366" calcext:value-type="float">
            <text:p>0.00568915865175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887417218543" calcext:value-type="float">
            <text:p>0.2688741721854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76290630975143" calcext:value-type="float">
            <text:p>0.77629063097514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99409739301525" calcext:value-type="float">
            <text:p>0.39940973930152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85066185015686" calcext:value-type="float">
            <text:p>0.68506618501568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85066185015686" calcext:value-type="float">
            <text:p>0.68506618501568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85066185015686" calcext:value-type="float">
            <text:p>0.68506618501568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44757033248082" calcext:value-type="float">
            <text:p>0.54475703324808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09889173060529" calcext:value-type="float">
            <text:p>0.30988917306052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0656436487639" calcext:value-type="float">
            <text:p>0.26065643648763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8093146251603" calcext:value-type="float">
            <text:p>0.63809314625160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</table:table-row>
      </table:table>
      <table:table table:name="evaltrain_tfidf_split6_level3" table:style-name="ta1">
        <table:table-source xlink:type="simple" xlink:href="../evaltrain_tfidf_split6_level3.out" table:table-name="evaltrain_tfidf_split6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6140350877193" calcext:value-type="float">
            <text:p>0.25614035087719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4122807017544" calcext:value-type="float">
            <text:p>0.72412280701754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4248120300752" calcext:value-type="float">
            <text:p>0.36424812030075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24607467349441" calcext:value-type="float">
            <text:p>0.00424607467349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1673278029398" calcext:value-type="float">
            <text:p>0.0091673278029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14643151479863" calcext:value-type="float">
            <text:p>0.00514643151479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4625850340136" calcext:value-type="float">
            <text:p>0.26462585034013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65748031496063" calcext:value-type="float">
            <text:p>0.76574803149606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93326592517695" calcext:value-type="float">
            <text:p>0.39332659251769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74180143858588" calcext:value-type="float">
            <text:p>0.67418014385858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74180143858588" calcext:value-type="float">
            <text:p>0.67418014385858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74180143858588" calcext:value-type="float">
            <text:p>0.67418014385858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140350877193" calcext:value-type="float">
            <text:p>0.3114035087719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6140350877193" calcext:value-type="float">
            <text:p>0.25614035087719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27437019586813" calcext:value-type="float">
            <text:p>0.62743701958681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valtrain_tfidf_split7_level3" table:style-name="ta1">
        <table:table-source xlink:type="simple" xlink:href="../evaltrain_tfidf_split7_level3.out" table:table-name="evaltrain_tfidf_split7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4455782312925" calcext:value-type="float">
            <text:p>0.2644557823129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56377551020408" calcext:value-type="float">
            <text:p>0.75637755102040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7295918367347" calcext:value-type="float">
            <text:p>0.37729591836734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41297521839603" calcext:value-type="float">
            <text:p>0.00441297521839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96752916177335" calcext:value-type="float">
            <text:p>0.00996752916177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53211188346174" calcext:value-type="float">
            <text:p>0.00553211188346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71353482260184" calcext:value-type="float">
            <text:p>0.27135348226018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94230769230769" calcext:value-type="float">
            <text:p>0.79423076923076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4505386875612" calcext:value-type="float">
            <text:p>0.40450538687561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89729158755816" calcext:value-type="float">
            <text:p>0.68972915875581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89729158755816" calcext:value-type="float">
            <text:p>0.68972915875581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89729158755816" calcext:value-type="float">
            <text:p>0.68972915875581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22959183673469" calcext:value-type="float">
            <text:p>0.52295918367346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7602040816327" calcext:value-type="float">
            <text:p>0.31760204081632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4455782312925" calcext:value-type="float">
            <text:p>0.2644557823129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9073314915486" calcext:value-type="float">
            <text:p>0.63907331491548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8_level3" table:style-name="ta1">
        <table:table-source xlink:type="simple" xlink:href="../evaltrain_tfidf_split8_level3.out" table:table-name="evaltrain_tfidf_split8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776658270361" calcext:value-type="float">
            <text:p>0.2577665827036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3551637279597" calcext:value-type="float">
            <text:p>0.7355163727959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7806165287274" calcext:value-type="float">
            <text:p>0.36780616528727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321828689374" calcext:value-type="float">
            <text:p>0.00432182868937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70040943084033" calcext:value-type="float">
            <text:p>0.0097004094308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37882569435885" calcext:value-type="float">
            <text:p>0.00537882569435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4419961114712" calcext:value-type="float">
            <text:p>0.26441996111471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62616822429907" calcext:value-type="float">
            <text:p>0.76261682242990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92685274302214" calcext:value-type="float">
            <text:p>0.39268527430221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77817147921563" calcext:value-type="float">
            <text:p>0.67781714792156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77817147921563" calcext:value-type="float">
            <text:p>0.67781714792156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77817147921563" calcext:value-type="float">
            <text:p>0.67781714792156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66750629722922" calcext:value-type="float">
            <text:p>0.5667506297229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0688497061293" calcext:value-type="float">
            <text:p>0.3068849706129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776658270361" calcext:value-type="float">
            <text:p>0.2577665827036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1017046822543" calcext:value-type="float">
            <text:p>0.63101704682254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</table:table-row>
      </table:table>
      <table:table table:name="evaltrain_tfidf_split9_level3" table:style-name="ta1">
        <table:table-source xlink:type="simple" xlink:href="../evaltrain_tfidf_split9_level3.out" table:table-name="evaltrain_tfidf_split9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2425021422451" calcext:value-type="float">
            <text:p>0.26242502142245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49785775492716" calcext:value-type="float">
            <text:p>0.74978577549271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4831680744277" calcext:value-type="float">
            <text:p>0.37483168074427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37031534256537" calcext:value-type="float">
            <text:p>0.00437031534256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79704348017469" calcext:value-type="float">
            <text:p>0.00979704348017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47896227417391" calcext:value-type="float">
            <text:p>0.00547896227417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9230769230769" calcext:value-type="float">
            <text:p>0.26923076923076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83783783783784" calcext:value-type="float">
            <text:p>0.78378378378378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0789733464956" calcext:value-type="float">
            <text:p>0.40078973346495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91678039818267" calcext:value-type="float">
            <text:p>0.69167803981826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91678039818267" calcext:value-type="float">
            <text:p>0.69167803981826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91678039818267" calcext:value-type="float">
            <text:p>0.69167803981826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47557840616967" calcext:value-type="float">
            <text:p>0.54755784061696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8766066838046" calcext:value-type="float">
            <text:p>0.31876606683804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2425021422451" calcext:value-type="float">
            <text:p>0.26242502142245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42009488243534" calcext:value-type="float">
            <text:p>0.64200948824353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0:27:19.367976927</meta:creation-date>
    <dc:date>2019-11-01T10:30:40.138951582</dc:date>
    <meta:editing-duration>PT3M20S</meta:editing-duration>
    <meta:editing-cycles>3</meta:editing-cycles>
    <meta:generator>LibreOffice/6.0.7.3$Linux_X86_64 LibreOffice_project/00m0$Build-3</meta:generator>
    <meta:document-statistic meta:table-count="11" meta:cell-count="504" meta:object-count="0"/>
  </office:meta>
</office:document-meta>
</file>